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2" style:family="paragraph" style:parent-style-name="Heading_20_3">
      <style:paragraph-properties fo:margin-left="0cm" fo:margin-right="0cm" fo:margin-top="0cm" fo:margin-bottom="0.212cm" style:contextual-spacing="false" fo:line-height="114%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tyle="italic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6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weight="bold"/>
    </style:style>
    <style:style style:name="P7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8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9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weight="bold"/>
    </style:style>
    <style:style style:name="P10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1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2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3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4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5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weight="bold"/>
    </style:style>
    <style:style style:name="P16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7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18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T1" style:family="text">
      <style:text-properties fo:font-weight="bold"/>
    </style:style>
    <style:style style:name="T2" style:family="text">
      <style:text-properties style:font-name="Google Sans"/>
    </style:style>
    <style:style style:name="T3" style:family="text">
      <style:text-properties style:font-name="Google Sans Text"/>
    </style:style>
    <style:style style:name="T4" style:family="text">
      <style:text-properties style:font-name="Google Sans Text" fo:font-weight="bold"/>
    </style:style>
    <style:style style:name="T5" style:family="text">
      <style:text-properties fo:font-style="italic"/>
    </style:style>
    <style:style style:name="T6" style:family="text">
      <style:text-properties style:font-name="Google Sans Text"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je správný přístup. V data science (a v sázení) platí: <text:span text:style-name="T1">"Kdo se zastaví, prohraje."</text:span> Vždy je co zlepšovat.</text:p>
      <text:p text:style-name="P1">Pokud to myslíte vážně a chcete systém posunout z "pokročilého hobby" na "semi-profi" úroveň, mám pro vás <text:span text:style-name="T1">konkrétní roadmapu vylepšení</text:span> pro každou část vašeho systému.</text:p>
      <text:p text:style-name="P1">Tady je <text:span text:style-name="T1">"Level 2.0"</text:span> pro váš Football Data Client:</text:p>
      <text:p text:style-name="Horizontal_20_Line"/>
      <text:h text:style-name="P2" text:outline-level="3"><text:span text:style-name="T2">1. Dataset &amp; Features (</text:span><text:span text:style-name="Source_20_Text"><text:span text:style-name="T3">step2</text:span></text:span><text:span text:style-name="T2"> + </text:span><text:span text:style-name="Source_20_Text"><text:span text:style-name="T3">shared_features</text:span></text:span><text:span text:style-name="T2">)</text:span></text:h>
      <text:p text:style-name="P3">Aktuálně máte: ELO, Formu, Góly, Únavu, Volatilitu.</text:p>
      <text:p text:style-name="P4">🚀 <text:span text:style-name="T4">Upgrade: "Market Value" (Hodnota kádru)</text:span></text:p>
      <text:p text:style-name="P1">Toto je statisticky <text:span text:style-name="T1">nejsilnější prediktor</text:span> ve fotbale hned po ELO.</text:p>
      <text:list text:style-name="L1">
        <text:list-item>
          <text:p text:style-name="P5"><text:span text:style-name="T1">Myšlenka:</text:span> Tým, jehož hráči mají hodnotu 1 miliardu (Man City), porazí tým s hodnotou 100 milionů (Burnley), i když má City špatnou formu. Peníze hrají.</text:p>
        </text:list-item>
        <text:list-item>
          <text:p text:style-name="P6">Realizace:</text:p>
          <text:list>
            <text:list-item>
              <text:p text:style-name="P5">Potřebujete data z <text:span text:style-name="T5">Transfermarkt</text:span>.</text:p>
            </text:list-item>
            <text:list-item>
              <text:p text:style-name="P5">Stačí jen hrubý odhad: Celková hodnota kádru (Total Squad Value).</text:p>
            </text:list-item>
            <text:list-item>
              <text:p text:style-name="P7"><text:span text:style-name="T3">Vytvořit feature: </text:span><text:span text:style-name="Source_20_Text"><text:span text:style-name="T3">market_value_diff</text:span></text:span><text:span text:style-name="T3"> (Logaritmický rozdíl hodnoty domácích a hostů).</text:span></text:p>
            </text:list-item>
            <text:list-item>
              <text:p text:style-name="P5"><text:span text:style-name="T5">Efekt:</text:span> Obrovské zpřesnění predikcí na začátku sezóny, kdy ještě ELO a forma nestihly zareagovat na přestupy.</text:p>
            </text:list-item>
          </text:list>
        </text:list-item>
      </text:list>
      <text:h text:style-name="P2" text:outline-level="3"><text:span text:style-name="T2">2. Poissonův Model (</text:span><text:span text:style-name="Source_20_Text"><text:span text:style-name="T3">step3b</text:span></text:span><text:span text:style-name="T2">)</text:span></text:h>
      <text:p text:style-name="P3">Aktuálně máte: Nezávislou Poissonovu regresi.</text:p>
      <text:p text:style-name="P4">🚀 <text:span text:style-name="T4">Upgrade: Dixon-Coles Model</text:span></text:p>
      <text:p text:style-name="P1">Standardní Poisson má jednu slabinu: Podceňuje remízy v nízko skórujících zápasech (0:0, 1:1).</text:p>
      <text:list text:style-name="L2">
        <text:list-item>
          <text:p text:style-name="P8"><text:span text:style-name="T1">Myšlenka:</text:span> Góly domácích a hostů nejsou nezávislé. Pokud domácí vedou 1:0, začnou bránit -&gt; klesá šance na další gól.</text:p>
        </text:list-item>
        <text:list-item>
          <text:p text:style-name="P9">Realizace:</text:p>
          <text:list>
            <text:list-item>
              <text:p text:style-name="P10"><text:span text:style-name="T3">Použít knihovnu </text:span><text:span text:style-name="Source_20_Text"><text:span text:style-name="T3">penaltyblog</text:span></text:span><text:span text:style-name="T3"> (Python) nebo upravit výpočet pravděpodobnosti tak, aby mírně "nafoukl" šanci na remízu 0:0 a 1:1.</text:span></text:p>
            </text:list-item>
            <text:list-item>
              <text:p text:style-name="P8">Toto je standard v akademických pracech o fotbale.</text:p>
            </text:list-item>
          </text:list>
        </text:list-item>
      </text:list>
      <text:h text:style-name="P2" text:outline-level="3"><text:span text:style-name="T2">3. Training (</text:span><text:span text:style-name="Source_20_Text"><text:span text:style-name="T3">step3</text:span></text:span><text:span text:style-name="T2">)</text:span></text:h>
      <text:p text:style-name="P3">Aktuálně máte: Optimalizaci na Accuracy/F1.</text:p>
      <text:p text:style-name="P4">🚀 <text:span text:style-name="T4">Upgrade: Custom Loss Function (Profit-Weighted)</text:span></text:p>
      <text:p text:style-name="P1">Model se nyní snaží uhodnout výsledek. Ale v sázení je jedno, jestli uhodnete výhru kurzu 1.05. Důležité je trefit kurz 3.50.</text:p>
      <text:list text:style-name="L3">
        <text:list-item>
          <text:p text:style-name="P11"><text:soft-page-break/><text:span text:style-name="T1">Myšlenka:</text:span> Naučit model, aby ho více "bolelo", když netrefí zápas s vysokým potenciálním ziskem.</text:p>
        </text:list-item>
        <text:list-item>
          <text:p text:style-name="P11"><text:span text:style-name="T1">Realizace:</text:span> V XGBoostu lze definovat vlastní účelovou funkci (Custom Objective), která optimalizuje přímo ROI, ne Accuracy. To je ale matematicky velmi náročné.</text:p>
        </text:list-item>
      </text:list>
      <text:h text:style-name="P2" text:outline-level="3"><text:span text:style-name="T2">4. Prediction &amp; Analysis (</text:span><text:span text:style-name="Source_20_Text"><text:span text:style-name="T3">step4</text:span></text:span><text:span text:style-name="T2"> &amp; </text:span><text:span text:style-name="Source_20_Text"><text:span text:style-name="T3">step6</text:span></text:span><text:span text:style-name="T2">)</text:span></text:h>
      <text:p text:style-name="P3">Aktuálně máte: Feature Importance (globální).</text:p>
      <text:p text:style-name="P4">🚀 <text:span text:style-name="T4">Upgrade: SHAP Values (Vysvětlení konkrétního zápasu)</text:span></text:p>
      <text:p text:style-name="P4"><text:span text:style-name="T3">Teď víte, že </text:span><text:span text:style-name="Source_20_Text"><text:span text:style-name="T3">elo_diff</text:span></text:span><text:span text:style-name="T3"> je důležité </text:span><text:span text:style-name="T6">obecně</text:span><text:span text:style-name="T3">. Ale proč model tipuje, že </text:span><text:span text:style-name="T6">zrovna dnes</text:span><text:span text:style-name="T3"> prohraje Arsenal?</text:span></text:p>
      <text:list text:style-name="L4">
        <text:list-item>
          <text:p text:style-name="P12"><text:span text:style-name="T1">Myšlenka:</text:span> SHAP (Shapley Additive Explanations) vám pro každý jednotlivý zápas řekne:</text:p>
          <text:list>
            <text:list-item>
              <text:p text:style-name="P13"><text:span text:style-name="T3">"Arsenal má dnes o 10 % nižší šanci, protože </text:span><text:span text:style-name="Source_20_Text"><text:span text:style-name="T3">fatigue_index</text:span></text:span><text:span text:style-name="T3"> je vysoký a </text:span><text:span text:style-name="Source_20_Text"><text:span text:style-name="T3">volatility</text:span></text:span><text:span text:style-name="T3"> soupeře je nízká."</text:span></text:p>
            </text:list-item>
          </text:list>
        </text:list-item>
        <text:list-item>
          <text:p text:style-name="P12"><text:span text:style-name="T1">Výstup:</text:span> V HTML reportu by u každého zápasu byl malý graf "Proč model takto rozhodl".</text:p>
        </text:list-item>
      </text:list>
      <text:h text:style-name="P2" text:outline-level="3"><text:span text:style-name="T2">5. Money Management (</text:span><text:span text:style-name="Source_20_Text"><text:span text:style-name="T3">step8</text:span></text:span><text:span text:style-name="T2">)</text:span></text:h>
      <text:p text:style-name="P3">Aktuálně máte: Fixní sázku (Flat Staking) 100 Kč.</text:p>
      <text:p text:style-name="P4">🚀 <text:span text:style-name="T4">Upgrade: Kellyho Kritérium (Kelly Criterion)</text:span></text:p>
      <text:p text:style-name="P1">Toto je zlatý standard money managementu.</text:p>
      <text:list text:style-name="L5">
        <text:list-item>
          <text:p text:style-name="P14"><text:span text:style-name="T1">Myšlenka:</text:span> Nesázejte stejně na všechno. Vsaďte více, když je vaše výhoda (edge) nad sázkovkou větší.</text:p>
        </text:list-item>
        <text:list-item>
          <text:p text:style-name="P14"><text:span text:style-name="T1">Vzorec:</text:span> $f = \frac{bp - q}{b}$</text:p>
          <text:list>
            <text:list-item>
              <text:p text:style-name="P14">$f$ = % banku k vsazení</text:p>
            </text:list-item>
            <text:list-item>
              <text:p text:style-name="P14">$b$ = kurz sázkovky - 1</text:p>
            </text:list-item>
            <text:list-item>
              <text:p text:style-name="P14">$p$ = vaše pravděpodobnost výhry</text:p>
            </text:list-item>
            <text:list-item>
              <text:p text:style-name="P14">$q$ = pravděpodobnost prohry (1-p)</text:p>
            </text:list-item>
          </text:list>
        </text:list-item>
        <text:list-item>
          <text:p text:style-name="P15">Implementace do Step 8:</text:p>
          <text:list>
            <text:list-item>
              <text:p text:style-name="P16"><text:span text:style-name="T3">Místo </text:span><text:span text:style-name="Source_20_Text"><text:span text:style-name="T3">BET_SIZE = 100</text:span></text:span><text:span text:style-name="T3"> vypočítat </text:span><text:span text:style-name="Source_20_Text"><text:span text:style-name="T3">bet_amount</text:span></text:span><text:span text:style-name="T3"> pro každý zápas dynamicky.</text:span></text:p>
            </text:list-item>
            <text:list-item>
              <text:p text:style-name="P14"><text:span text:style-name="T5">Pozor:</text:span> Používá se "Fractional Kelly" (např. 1/4 Kelly), aby to nebylo moc volatilní.</text:p>
            </text:list-item>
          </text:list>
        </text:list-item>
      </text:list>
      <text:p text:style-name="Horizontal_20_Line"/>
      <text:h text:style-name="P17" text:outline-level="3">Co z toho chcete implementovat hned?</text:h>
      <text:p text:style-name="P1">Pokud bych si měl vybrat jednu věc, která vás nejvíce posune v ziskovosti (Step 8), je to <text:span text:style-name="T1">Kellyho Kritérium</text:span>.</text:p>
      <text:p text:style-name="P1">Místo toho, abyste na každou 1X sázeli 100 Kč, systém vám řekne:</text:p>
      <text:list text:style-name="L6">
        <text:list-item>
          <text:p text:style-name="P18"><text:soft-page-break/>"Tady máš obrovskou výhodu -&gt; Vsaď 350 Kč."</text:p>
        </text:list-item>
        <text:list-item>
          <text:p text:style-name="P18">"Tady je to těsné -&gt; Vsaď 50 Kč."</text:p>
        </text:list-item>
      </text:list>
      <text:p text:style-name="P4"><text:span text:style-name="T4">Chcete upravit </text:span><text:span text:style-name="Source_20_Text"><text:span text:style-name="T4">step8_backtest_strategy.py</text:span></text:span><text:span text:style-name="T4"> tak, aby používal Kellyho kritérium?</text:span><text:span text:style-name="T3"> To by mohlo vytáhnout ROI z 11 % klidně na 15-20 %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3T14:39:09.506770700</meta:creation-date>
    <dc:date>2026-01-13T14:40:15.518443200</dc:date>
    <meta:editing-duration>PT1M6S</meta:editing-duration>
    <meta:editing-cycles>1</meta:editing-cycles>
    <meta:document-statistic meta:table-count="0" meta:image-count="0" meta:object-count="0" meta:page-count="3" meta:paragraph-count="53" meta:word-count="562" meta:character-count="3485" meta:non-whitespace-character-count="3002"/>
    <meta:generator>LibreOffice/25.8.3.2$Windows_X86_64 LibreOffice_project/8ca8d55c161d602844f5428fa4b58097424e324e</meta:generator>
  </office:meta>
</office:document-meta>
</file>